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99cm"/>
    </style:style>
    <style:style style:name="co2" style:family="table-column">
      <style:table-column-properties fo:break-before="auto" style:column-width="4.39cm"/>
    </style:style>
    <style:style style:name="co3" style:family="table-column">
      <style:table-column-properties fo:break-before="auto" style:column-width="2.305cm"/>
    </style:style>
    <style:style style:name="co4" style:family="table-column">
      <style:table-column-properties fo:break-before="auto" style:column-width="4.637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4.884cm"/>
    </style:style>
    <style:style style:name="co7" style:family="table-column">
      <style:table-column-properties fo:break-before="auto" style:column-width="3.046cm"/>
    </style:style>
    <style:style style:name="co8" style:family="table-column">
      <style:table-column-properties fo:break-before="auto" style:column-width="4.801cm"/>
    </style:style>
    <style:style style:name="co9" style:family="table-column">
      <style:table-column-properties fo:break-before="auto" style:column-width="5.454cm"/>
    </style:style>
    <style:style style:name="co10" style:family="table-column">
      <style:table-column-properties fo:break-before="auto" style:column-width="3.194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182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uji">
      <style:table-properties table:display="true" style:writing-mode="lr-tb"/>
    </style:style>
    <style:style style:name="ta2" style:family="table" style:master-page-name="PageStyle_5f_lib1">
      <style:table-properties table:display="true" style:writing-mode="lr-tb"/>
    </style:style>
    <style:style style:name="ta3" style:family="table" style:master-page-name="PageStyle_5f_lib2">
      <style:table-properties table:display="true" style:writing-mode="lr-tb"/>
    </style:style>
    <style:style style:name="ta4" style:family="table" style:master-page-name="PageStyle_5f_sah1">
      <style:table-properties table:display="true" style:writing-mode="lr-tb"/>
    </style:style>
    <style:style style:name="ta5" style:family="table" style:master-page-name="PageStyle_5f_tut5">
      <style:table-properties table:display="true" style:writing-mode="lr-tb"/>
    </style:style>
    <style:style style:name="ta6" style:family="table" style:master-page-name="PageStyle_5f_tut6">
      <style:table-properties table:display="true" style:writing-mode="lr-tb"/>
    </style:style>
    <style:style style:name="ta7" style:family="table" style:master-page-name="PageStyle_5f_uts1">
      <style:table-properties table:display="true" style:writing-mode="lr-tb"/>
    </style:style>
    <style:style style:name="ta8" style:family="table" style:master-page-name="PageStyle_5f_dsi">
      <style:table-properties table:display="true" style:writing-mode="lr-tb"/>
    </style:style>
    <style:style style:name="ta9" style:family="table" style:master-page-name="PageStyle_5f_man1">
      <style:table-properties table:display="true" style:writing-mode="lr-tb"/>
    </style:style>
    <style:style style:name="ta10" style:family="table" style:master-page-name="PageStyle_5f_mint1">
      <style:table-properties table:display="true" style:writing-mode="lr-tb"/>
    </style:style>
    <style:style style:name="ce1" style:family="table-cell" style:parent-style-name="Default">
      <style:text-properties style:font-name="Calibri" style:font-name-complex="Calibri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ji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56" table:default-cell-style-name="Default"/>
        <table:table-row table:style-name="ro1">
          <table:table-cell/>
          <table:table-cell office:value-type="string" calcext:value-type="string">
            <text:p>Median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KNN Time</text:p>
          </table:table-cell>
          <table:table-cell office:value-type="string" calcext:value-type="string">
            <text:p>CI Time</text:p>
          </table:table-cell>
          <table:table-cell office:value-type="string" calcext:value-type="string">
            <text:p>N#C</text:p>
          </table:table-cell>
          <table:table-cell office:value-type="string" calcext:value-type="string">
            <text:p>Normalized KNN Time</text:p>
          </table:table-cell>
          <table:table-cell office:value-type="string" calcext:value-type="string">
            <text:p>Normalized CI Time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lain 5</text:p>
          </table:table-cell>
          <table:table-cell office:value-type="float" office:value="5.47357381201531" calcext:value-type="float">
            <text:p>5,47357381201531</text:p>
          </table:table-cell>
          <table:table-cell office:value-type="float" office:value="8.83884699392824" calcext:value-type="float">
            <text:p>8,83884699392824</text:p>
          </table:table-cell>
          <table:table-cell office:value-type="float" office:value="0" calcext:value-type="float">
            <text:p>0</text:p>
          </table:table-cell>
          <table:table-cell office:value-type="float" office:value="208.989179479198" calcext:value-type="float">
            <text:p>208,989179479198</text:p>
          </table:table-cell>
          <table:table-cell office:value-type="float" office:value="12.8685242127359" calcext:value-type="float">
            <text:p>12,8685242127359</text:p>
          </table:table-cell>
          <table:table-cell office:value-type="float" office:value="680.399731636047" calcext:value-type="float">
            <text:p>680,39973163604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]/[.B7]*1000" office:value-type="float" office:value="612.4210005725" calcext:value-type="float">
            <text:p>612,4210005725</text:p>
          </table:table-cell>
          <table:table-cell table:formula="of:=[.H2]/[.B7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AS N=3 P=0</text:p>
          </table:table-cell>
          <table:table-cell office:value-type="float" office:value="5.40534769035354" calcext:value-type="float">
            <text:p>5,40534769035354</text:p>
          </table:table-cell>
          <table:table-cell office:value-type="float" office:value="8.20868403926468" calcext:value-type="float">
            <text:p>8,20868403926468</text:p>
          </table:table-cell>
          <table:table-cell office:value-type="float" office:value="0" calcext:value-type="float">
            <text:p>0</text:p>
          </table:table-cell>
          <table:table-cell office:value-type="float" office:value="147.634456143266" calcext:value-type="float">
            <text:p>147,634456143266</text:p>
          </table:table-cell>
          <table:table-cell office:value-type="float" office:value="9.56074260983384" calcext:value-type="float">
            <text:p>9,56074260983384</text:p>
          </table:table-cell>
          <table:table-cell office:value-type="float" office:value="32.7104740142822" calcext:value-type="float">
            <text:p>32,7104740142822</text:p>
          </table:table-cell>
          <table:table-cell office:value-type="float" office:value="0.624464750289917" calcext:value-type="float">
            <text:p>0,624464750289917</text:p>
          </table:table-cell>
          <table:table-cell office:value-type="float" office:value="71" calcext:value-type="float">
            <text:p>71</text:p>
          </table:table-cell>
          <table:table-cell table:formula="of:=[.G3]/[.B7]*1000" office:value-type="float" office:value="29.442370849939" calcext:value-type="float">
            <text:p>29,442370849939</text:p>
          </table:table-cell>
          <table:table-cell table:formula="of:=[.H3]/[.B7]*1000" office:value-type="float" office:value="0.562074482709196" calcext:value-type="float">
            <text:p>0,562074482709196</text:p>
          </table:table-cell>
          <table:table-cell office:value-type="float" office:value="3.46629953384399" calcext:value-type="float">
            <text:p>3,4662995338439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5.70365853939098" calcext:value-type="float">
            <text:p>5,70365853939098</text:p>
          </table:table-cell>
          <table:table-cell office:value-type="float" office:value="8.87373753552162" calcext:value-type="float">
            <text:p>8,87373753552162</text:p>
          </table:table-cell>
          <table:table-cell office:value-type="float" office:value="0" calcext:value-type="float">
            <text:p>0</text:p>
          </table:table-cell>
          <table:table-cell office:value-type="float" office:value="208.989179479198" calcext:value-type="float">
            <text:p>208,989179479198</text:p>
          </table:table-cell>
          <table:table-cell office:value-type="float" office:value="12.7990194549024" calcext:value-type="float">
            <text:p>12,7990194549024</text:p>
          </table:table-cell>
          <table:table-cell office:value-type="float" office:value="56.3739125728607" calcext:value-type="float">
            <text:p>56,3739125728607</text:p>
          </table:table-cell>
          <table:table-cell office:value-type="float" office:value="0.557865381240845" calcext:value-type="float">
            <text:p>0,557865381240845</text:p>
          </table:table-cell>
          <table:table-cell office:value-type="float" office:value="19" calcext:value-type="float">
            <text:p>19</text:p>
          </table:table-cell>
          <table:table-cell table:formula="of:=[.G4]/[.B7]*1000" office:value-type="float" office:value="50.7415954751222" calcext:value-type="float">
            <text:p>50,7415954751222</text:p>
          </table:table-cell>
          <table:table-cell table:formula="of:=[.H4]/[.B7]*1000" office:value-type="float" office:value="0.502129056022363" calcext:value-type="float">
            <text:p>0,502129056022363</text:p>
          </table:table-cell>
          <table:table-cell office:value-type="string" calcext:value-type="string">
            <text:p>6.72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ainning</text:p>
          </table:table-cell>
          <table:table-cell table:style-name="ce1" office:value-type="float" office:value="19369" calcext:value-type="float">
            <text:p>1936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sting</text:p>
          </table:table-cell>
          <table:table-cell table:style-name="ce2" office:value-type="float" office:value="1111" calcext:value-type="float">
            <text:p>1111</text:p>
          </table:table-cell>
          <table:table-cell table:number-columns-repeated="62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ib1" table:style-name="ta2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56" table:default-cell-style-name="Default"/>
        <table:table-row table:style-name="ro1">
          <table:table-cell/>
          <table:table-cell office:value-type="string" calcext:value-type="string">
            <text:p>Median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KNN Time</text:p>
          </table:table-cell>
          <table:table-cell office:value-type="string" calcext:value-type="string">
            <text:p>CI Time</text:p>
          </table:table-cell>
          <table:table-cell office:value-type="string" calcext:value-type="string">
            <text:p>N#C</text:p>
          </table:table-cell>
          <table:table-cell office:value-type="string" calcext:value-type="string">
            <text:p>Normalized KNN Time</text:p>
          </table:table-cell>
          <table:table-cell office:value-type="string" calcext:value-type="string">
            <text:p>Normalized CI Time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lain 11</text:p>
          </table:table-cell>
          <table:table-cell office:value-type="float" office:value="2.19125089546963" calcext:value-type="float">
            <text:p>2,19125089546963</text:p>
          </table:table-cell>
          <table:table-cell office:value-type="float" office:value="2.43904437590764" calcext:value-type="float">
            <text:p>2,43904437590764</text:p>
          </table:table-cell>
          <table:table-cell office:value-type="float" office:value="0.17176713358817" calcext:value-type="float">
            <text:p>0,17176713358817</text:p>
          </table:table-cell>
          <table:table-cell office:value-type="float" office:value="7.80085746856283" calcext:value-type="float">
            <text:p>7,80085746856283</text:p>
          </table:table-cell>
          <table:table-cell office:value-type="float" office:value="1.38726436115081" calcext:value-type="float">
            <text:p>1,38726436115081</text:p>
          </table:table-cell>
          <table:table-cell office:value-type="float" office:value="27.7890310287476" calcext:value-type="float">
            <text:p>27,78903102874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]/[.B7]*1000" office:value-type="float" office:value="48.2448455360201" calcext:value-type="float">
            <text:p>48,2448455360201</text:p>
          </table:table-cell>
          <table:table-cell table:formula="of:=[.H2]/[.B7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AS N=12 P=7</text:p>
          </table:table-cell>
          <table:table-cell office:value-type="float" office:value="2.13193737741814" calcext:value-type="float">
            <text:p>2,13193737741814</text:p>
          </table:table-cell>
          <table:table-cell office:value-type="float" office:value="2.35821761152921" calcext:value-type="float">
            <text:p>2,35821761152921</text:p>
          </table:table-cell>
          <table:table-cell office:value-type="float" office:value="0.126321816545456" calcext:value-type="float">
            <text:p>0,126321816545456</text:p>
          </table:table-cell>
          <table:table-cell office:value-type="float" office:value="7.80085746856283" calcext:value-type="float">
            <text:p>7,80085746856283</text:p>
          </table:table-cell>
          <table:table-cell office:value-type="float" office:value="1.36945903704433" calcext:value-type="float">
            <text:p>1,36945903704433</text:p>
          </table:table-cell>
          <table:table-cell office:value-type="float" office:value="3.9531135559082" calcext:value-type="float">
            <text:p>3,9531135559082</text:p>
          </table:table-cell>
          <table:table-cell office:value-type="float" office:value="0.168910980224609" calcext:value-type="float">
            <text:p>0,168910980224609</text:p>
          </table:table-cell>
          <table:table-cell office:value-type="float" office:value="58" calcext:value-type="float">
            <text:p>58</text:p>
          </table:table-cell>
          <table:table-cell table:formula="of:=[.G3]/[.B7]*1000" office:value-type="float" office:value="6.86304436789618" calcext:value-type="float">
            <text:p>6,86304436789618</text:p>
          </table:table-cell>
          <table:table-cell table:formula="of:=[.H3]/[.B7]*1000" office:value-type="float" office:value="0.293248229556613" calcext:value-type="float">
            <text:p>0,293248229556613</text:p>
          </table:table-cell>
          <table:table-cell office:value-type="float" office:value="0.524396419525147" calcext:value-type="float">
            <text:p>0,524396419525147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2.01586495988146" calcext:value-type="float">
            <text:p>2,01586495988146</text:p>
          </table:table-cell>
          <table:table-cell office:value-type="float" office:value="2.33563758222891" calcext:value-type="float">
            <text:p>2,33563758222891</text:p>
          </table:table-cell>
          <table:table-cell office:value-type="float" office:value="0.0909090909090935" calcext:value-type="float">
            <text:p>0,090909090909094</text:p>
          </table:table-cell>
          <table:table-cell office:value-type="float" office:value="7.80085746856283" calcext:value-type="float">
            <text:p>7,80085746856283</text:p>
          </table:table-cell>
          <table:table-cell office:value-type="float" office:value="1.40740761101255" calcext:value-type="float">
            <text:p>1,40740761101255</text:p>
          </table:table-cell>
          <table:table-cell office:value-type="float" office:value="1.64868021011353" calcext:value-type="float">
            <text:p>1,64868021011353</text:p>
          </table:table-cell>
          <table:table-cell office:value-type="float" office:value="0.175033807754517" calcext:value-type="float">
            <text:p>0,175033807754517</text:p>
          </table:table-cell>
          <table:table-cell office:value-type="float" office:value="26" calcext:value-type="float">
            <text:p>26</text:p>
          </table:table-cell>
          <table:table-cell table:formula="of:=[.G4]/[.B7]*1000" office:value-type="float" office:value="2.8622920314471" calcext:value-type="float">
            <text:p>2,8622920314471</text:p>
          </table:table-cell>
          <table:table-cell table:formula="of:=[.H4]/[.B7]*1000" office:value-type="float" office:value="0.303878138462703" calcext:value-type="float">
            <text:p>0,303878138462703</text:p>
          </table:table-cell>
          <table:table-cell office:value-type="string" calcext:value-type="string">
            <text:p>0.87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ainning</text:p>
          </table:table-cell>
          <table:table-cell table:style-name="ce1" office:value-type="float" office:value="3120" calcext:value-type="float">
            <text:p>312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sting</text:p>
          </table:table-cell>
          <table:table-cell table:style-name="ce2" office:value-type="float" office:value="576" calcext:value-type="float">
            <text:p>576</text:p>
          </table:table-cell>
          <table:table-cell table:number-columns-repeated="62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ib2" table:style-name="ta3">
        <office:forms form:automatic-focus="false" form:apply-design-mode="false"/>
        <table:table-column table:style-name="co1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5" table:number-columns-repeated="56" table:default-cell-style-name="Default"/>
        <table:table-row table:style-name="ro1">
          <table:table-cell/>
          <table:table-cell office:value-type="string" calcext:value-type="string">
            <text:p>Median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KNN Time</text:p>
          </table:table-cell>
          <table:table-cell office:value-type="string" calcext:value-type="string">
            <text:p>CI Time</text:p>
          </table:table-cell>
          <table:table-cell office:value-type="string" calcext:value-type="string">
            <text:p>N#C</text:p>
          </table:table-cell>
          <table:table-cell office:value-type="string" calcext:value-type="string">
            <text:p>Normalized KNN Time</text:p>
          </table:table-cell>
          <table:table-cell office:value-type="string" calcext:value-type="string">
            <text:p>Normalized CI Time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lain 24</text:p>
          </table:table-cell>
          <table:table-cell office:value-type="float" office:value="2.55650433882745" calcext:value-type="float">
            <text:p>2,55650433882745</text:p>
          </table:table-cell>
          <table:table-cell office:value-type="float" office:value="2.91504801770676" calcext:value-type="float">
            <text:p>2,91504801770676</text:p>
          </table:table-cell>
          <table:table-cell office:value-type="float" office:value="0.157461665833336" calcext:value-type="float">
            <text:p>0,157461665833336</text:p>
          </table:table-cell>
          <table:table-cell office:value-type="float" office:value="9.01165951062873" calcext:value-type="float">
            <text:p>9,01165951062873</text:p>
          </table:table-cell>
          <table:table-cell office:value-type="float" office:value="1.77235093511277" calcext:value-type="float">
            <text:p>1,77235093511277</text:p>
          </table:table-cell>
          <table:table-cell office:value-type="float" office:value="26.8703660964966" calcext:value-type="float">
            <text:p>26,87036609649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]/[.B7]*1000" office:value-type="float" office:value="46.649941139751" calcext:value-type="float">
            <text:p>46,649941139751</text:p>
          </table:table-cell>
          <table:table-cell table:formula="of:=[.H2]/[.B7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AS N=6 P=1</text:p>
          </table:table-cell>
          <table:table-cell office:value-type="float" office:value="2.43721118745478" calcext:value-type="float">
            <text:p>2,43721118745478</text:p>
          </table:table-cell>
          <table:table-cell office:value-type="float" office:value="2.78205551577453" calcext:value-type="float">
            <text:p>2,78205551577453</text:p>
          </table:table-cell>
          <table:table-cell office:value-type="float" office:value="0.13769305805664" calcext:value-type="float">
            <text:p>0,13769305805664</text:p>
          </table:table-cell>
          <table:table-cell office:value-type="float" office:value="9.01165951062873" calcext:value-type="float">
            <text:p>9,01165951062873</text:p>
          </table:table-cell>
          <table:table-cell office:value-type="float" office:value="1.79436838438296" calcext:value-type="float">
            <text:p>1,79436838438296</text:p>
          </table:table-cell>
          <table:table-cell office:value-type="float" office:value="10.4835102558136" calcext:value-type="float">
            <text:p>10,4835102558136</text:p>
          </table:table-cell>
          <table:table-cell office:value-type="float" office:value="0.106250047683716" calcext:value-type="float">
            <text:p>0,106250047683716</text:p>
          </table:table-cell>
          <table:table-cell office:value-type="float" office:value="7" calcext:value-type="float">
            <text:p>7</text:p>
          </table:table-cell>
          <table:table-cell table:formula="of:=[.G3]/[.B7]*1000" office:value-type="float" office:value="18.2005386385653" calcext:value-type="float">
            <text:p>18,2005386385653</text:p>
          </table:table-cell>
          <table:table-cell table:formula="of:=[.H3]/[.B7]*1000" office:value-type="float" office:value="0.184461888339785" calcext:value-type="float">
            <text:p>0,184461888339785</text:p>
          </table:table-cell>
          <table:table-cell office:value-type="float" office:value="0.182405233383179" calcext:value-type="float">
            <text:p>0,18240523338317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2.48311345389477" calcext:value-type="float">
            <text:p>2,48311345389477</text:p>
          </table:table-cell>
          <table:table-cell office:value-type="float" office:value="2.81155787392799" calcext:value-type="float">
            <text:p>2,81155787392799</text:p>
          </table:table-cell>
          <table:table-cell office:value-type="float" office:value="0.242259199728193" calcext:value-type="float">
            <text:p>0,242259199728193</text:p>
          </table:table-cell>
          <table:table-cell office:value-type="float" office:value="8.45996244160285" calcext:value-type="float">
            <text:p>8,45996244160285</text:p>
          </table:table-cell>
          <table:table-cell office:value-type="float" office:value="1.66896292723721" calcext:value-type="float">
            <text:p>1,66896292723721</text:p>
          </table:table-cell>
          <table:table-cell office:value-type="float" office:value="1.52966356277466" calcext:value-type="float">
            <text:p>1,52966356277466</text:p>
          </table:table-cell>
          <table:table-cell office:value-type="float" office:value="0.17532205581665" calcext:value-type="float">
            <text:p>0,17532205581665</text:p>
          </table:table-cell>
          <table:table-cell office:value-type="float" office:value="30" calcext:value-type="float">
            <text:p>30</text:p>
          </table:table-cell>
          <table:table-cell table:formula="of:=[.G4]/[.B7]*1000" office:value-type="float" office:value="2.6556659075949" calcext:value-type="float">
            <text:p>2,6556659075949</text:p>
          </table:table-cell>
          <table:table-cell table:formula="of:=[.H4]/[.B7]*1000" office:value-type="float" office:value="0.304378569126128" calcext:value-type="float">
            <text:p>0,304378569126128</text:p>
          </table:table-cell>
          <table:table-cell office:value-type="string" calcext:value-type="string">
            <text:p><text:s/>0.96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ainning</text:p>
          </table:table-cell>
          <table:table-cell table:style-name="ce1" office:value-type="float" office:value="3120" calcext:value-type="float">
            <text:p>312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sting</text:p>
          </table:table-cell>
          <table:table-cell table:style-name="ce2" office:value-type="float" office:value="576" calcext:value-type="float">
            <text:p>576</text:p>
          </table:table-cell>
          <table:table-cell table:number-columns-repeated="62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h1" table:style-name="ta4">
        <office:forms form:automatic-focus="false" form:apply-design-mode="false"/>
        <table:table-column table:style-name="co1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5" table:number-columns-repeated="56" table:default-cell-style-name="Default"/>
        <table:table-row table:style-name="ro1">
          <table:table-cell/>
          <table:table-cell office:value-type="string" calcext:value-type="string">
            <text:p>Median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KNN Time</text:p>
          </table:table-cell>
          <table:table-cell office:value-type="string" calcext:value-type="string">
            <text:p>CI Time</text:p>
          </table:table-cell>
          <table:table-cell office:value-type="string" calcext:value-type="string">
            <text:p>N#C</text:p>
          </table:table-cell>
          <table:table-cell office:value-type="string" calcext:value-type="string">
            <text:p>Normalized KNN Time</text:p>
          </table:table-cell>
          <table:table-cell office:value-type="string" calcext:value-type="string">
            <text:p>Normalized CI Time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lain 4</text:p>
          </table:table-cell>
          <table:table-cell office:value-type="float" office:value="5.50518236642645" calcext:value-type="float">
            <text:p>5,50518236642645</text:p>
          </table:table-cell>
          <table:table-cell office:value-type="float" office:value="6.25072672625767" calcext:value-type="float">
            <text:p>6,25072672625767</text:p>
          </table:table-cell>
          <table:table-cell office:value-type="float" office:value="0.605042263503154" calcext:value-type="float">
            <text:p>0,605042263503154</text:p>
          </table:table-cell>
          <table:table-cell office:value-type="float" office:value="17.2524911079893" calcext:value-type="float">
            <text:p>17,2524911079893</text:p>
          </table:table-cell>
          <table:table-cell office:value-type="float" office:value="3.50186066551187" calcext:value-type="float">
            <text:p>3,50186066551187</text:p>
          </table:table-cell>
          <table:table-cell office:value-type="float" office:value="75.2642679214478" calcext:value-type="float">
            <text:p>75,26426792144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]/[.B7]*1000" office:value-type="float" office:value="482.463255906717" calcext:value-type="float">
            <text:p>482,463255906717</text:p>
          </table:table-cell>
          <table:table-cell table:formula="of:=[.H2]/[.B7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AS N=3 P=0</text:p>
          </table:table-cell>
          <table:table-cell office:value-type="float" office:value="5.01852459052499" calcext:value-type="float">
            <text:p>5,01852459052499</text:p>
          </table:table-cell>
          <table:table-cell office:value-type="float" office:value="5.86616981169433" calcext:value-type="float">
            <text:p>5,86616981169433</text:p>
          </table:table-cell>
          <table:table-cell office:value-type="float" office:value="0.476942805795396" calcext:value-type="float">
            <text:p>0,476942805795396</text:p>
          </table:table-cell>
          <table:table-cell office:value-type="float" office:value="23.4309938929188" calcext:value-type="float">
            <text:p>23,4309938929188</text:p>
          </table:table-cell>
          <table:table-cell office:value-type="float" office:value="3.91776852944352" calcext:value-type="float">
            <text:p>3,91776852944352</text:p>
          </table:table-cell>
          <table:table-cell office:value-type="float" office:value="2.92447423934937" calcext:value-type="float">
            <text:p>2,92447423934937</text:p>
          </table:table-cell>
          <table:table-cell office:value-type="float" office:value="0.133273363113403" calcext:value-type="float">
            <text:p>0,133273363113403</text:p>
          </table:table-cell>
          <table:table-cell office:value-type="float" office:value="108" calcext:value-type="float">
            <text:p>108</text:p>
          </table:table-cell>
          <table:table-cell table:formula="of:=[.G3]/[.B7]*1000" office:value-type="float" office:value="18.746629739419" calcext:value-type="float">
            <text:p>18,746629739419</text:p>
          </table:table-cell>
          <table:table-cell table:formula="of:=[.H3]/[.B7]*1000" office:value-type="float" office:value="0.854316430214122" calcext:value-type="float">
            <text:p>0,854316430214122</text:p>
          </table:table-cell>
          <table:table-cell office:value-type="float" office:value="2.77374505996704" calcext:value-type="float">
            <text:p>2,7737450599670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5.41622137858828" calcext:value-type="float">
            <text:p>5,41622137858828</text:p>
          </table:table-cell>
          <table:table-cell office:value-type="float" office:value="6.04281226770374" calcext:value-type="float">
            <text:p>6,04281226770374</text:p>
          </table:table-cell>
          <table:table-cell office:value-type="float" office:value="0.605042263503154" calcext:value-type="float">
            <text:p>0,605042263503154</text:p>
          </table:table-cell>
          <table:table-cell office:value-type="float" office:value="16.3496236229806" calcext:value-type="float">
            <text:p>16,3496236229806</text:p>
          </table:table-cell>
          <table:table-cell office:value-type="float" office:value="3.24931378014689" calcext:value-type="float">
            <text:p>3,24931378014689</text:p>
          </table:table-cell>
          <table:table-cell office:value-type="float" office:value="22.9276723861694" calcext:value-type="float">
            <text:p>22,9276723861694</text:p>
          </table:table-cell>
          <table:table-cell office:value-type="float" office:value="0.0894181728363037" calcext:value-type="float">
            <text:p>0,089418172836304</text:p>
          </table:table-cell>
          <table:table-cell office:value-type="float" office:value="5" calcext:value-type="float">
            <text:p>5</text:p>
          </table:table-cell>
          <table:table-cell table:formula="of:=[.G4]/[.B7]*1000" office:value-type="float" office:value="146.972258885701" calcext:value-type="float">
            <text:p>146,972258885701</text:p>
          </table:table-cell>
          <table:table-cell table:formula="of:=[.H4]/[.B7]*1000" office:value-type="float" office:value="0.573193415617331" calcext:value-type="float">
            <text:p>0,573193415617331</text:p>
          </table:table-cell>
          <table:table-cell office:value-type="string" calcext:value-type="string">
            <text:p>2.93</text:p>
          </table:table-cell>
          <table:table-cell table:number-columns-repeated="52"/>
        </table:table-row>
        <table:table-row table:style-name="ro1">
          <table:table-cell table:number-columns-repeated="8"/>
          <table:table-cell table:style-name="ce3"/>
          <table:table-cell table:number-columns-repeated="55"/>
        </table:table-row>
        <table:table-row table:style-name="ro1">
          <table:table-cell office:value-type="string" calcext:value-type="string">
            <text:p>Trainning</text:p>
          </table:table-cell>
          <table:table-cell office:value-type="float" office:value="9274" calcext:value-type="float">
            <text:p>927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156" calcext:value-type="float">
            <text:p>156</text:p>
          </table:table-cell>
          <table:table-cell table:number-columns-repeated="62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ut5" table:style-name="ta5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5" table:number-columns-repeated="56" table:default-cell-style-name="Default"/>
        <table:table-row table:style-name="ro1">
          <table:table-cell/>
          <table:table-cell office:value-type="string" calcext:value-type="string">
            <text:p>Median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KNN Time</text:p>
          </table:table-cell>
          <table:table-cell office:value-type="string" calcext:value-type="string">
            <text:p>CI Time</text:p>
          </table:table-cell>
          <table:table-cell office:value-type="string" calcext:value-type="string">
            <text:p>N#C</text:p>
          </table:table-cell>
          <table:table-cell office:value-type="string" calcext:value-type="string">
            <text:p>Normalized KNN Time</text:p>
          </table:table-cell>
          <table:table-cell office:value-type="string" calcext:value-type="string">
            <text:p>Normalized CI Time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lain 4</text:p>
          </table:table-cell>
          <table:table-cell office:value-type="float" office:value="5.66754170694843" calcext:value-type="float">
            <text:p>5,66754170694843</text:p>
          </table:table-cell>
          <table:table-cell office:value-type="float" office:value="6.25395103206415" calcext:value-type="float">
            <text:p>6,25395103206415</text:p>
          </table:table-cell>
          <table:table-cell office:value-type="float" office:value="0.173288776324378" calcext:value-type="float">
            <text:p>0,173288776324378</text:p>
          </table:table-cell>
          <table:table-cell office:value-type="float" office:value="22.8068526763339" calcext:value-type="float">
            <text:p>22,8068526763339</text:p>
          </table:table-cell>
          <table:table-cell office:value-type="float" office:value="3.84779089741249" calcext:value-type="float">
            <text:p>3,84779089741249</text:p>
          </table:table-cell>
          <table:table-cell office:value-type="float" office:value="14.8770027160645" calcext:value-type="float">
            <text:p>14,87700271606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]/[.B7]*1000" office:value-type="float" office:value="15.2584643241687" calcext:value-type="float">
            <text:p>15,2584643241687</text:p>
          </table:table-cell>
          <table:table-cell table:formula="of:=[.H2]/[.B7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AS N=18 P=0</text:p>
          </table:table-cell>
          <table:table-cell table:style-name="ce7" office:value-type="float" office:value="5.68000880281008" calcext:value-type="float">
            <text:p>5,68000880281008</text:p>
          </table:table-cell>
          <table:table-cell table:style-name="ce7" office:value-type="float" office:value="6.22288337491235" calcext:value-type="float">
            <text:p>6,22288337491235</text:p>
          </table:table-cell>
          <table:table-cell table:style-name="ce7" office:value-type="float" office:value="0.173288776324378" calcext:value-type="float">
            <text:p>0,173288776324378</text:p>
          </table:table-cell>
          <table:table-cell table:style-name="ce7" office:value-type="float" office:value="22.8068526763339" calcext:value-type="float">
            <text:p>22,8068526763339</text:p>
          </table:table-cell>
          <table:table-cell table:style-name="ce7" office:value-type="float" office:value="3.89223620589705" calcext:value-type="float">
            <text:p>3,89223620589705</text:p>
          </table:table-cell>
          <table:table-cell table:style-name="ce7" office:value-type="float" office:value="4.21844291687012" calcext:value-type="float">
            <text:p>4,21844291687012</text:p>
          </table:table-cell>
          <table:table-cell table:style-name="ce7" office:value-type="float" office:value="0.313783645629883" calcext:value-type="float">
            <text:p>0,313783645629883</text:p>
          </table:table-cell>
          <table:table-cell office:value-type="float" office:value="10" calcext:value-type="float">
            <text:p>10</text:p>
          </table:table-cell>
          <table:table-cell table:formula="of:=[.G3]/[.B7]*1000" office:value-type="float" office:value="4.32660811986679" calcext:value-type="float">
            <text:p>4,32660811986679</text:p>
          </table:table-cell>
          <table:table-cell table:formula="of:=[.H3]/[.B7]*1000" office:value-type="float" office:value="0.321829380133213" calcext:value-type="float">
            <text:p>0,321829380133213</text:p>
          </table:table-cell>
          <table:table-cell office:value-type="string" calcext:value-type="string">
            <text:p>0.0921864509582519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5.71856878947871" calcext:value-type="float">
            <text:p>5,71856878947871</text:p>
          </table:table-cell>
          <table:table-cell office:value-type="float" office:value="6.45438512363714" calcext:value-type="float">
            <text:p>6,45438512363714</text:p>
          </table:table-cell>
          <table:table-cell office:value-type="float" office:value="0.173288776324378" calcext:value-type="float">
            <text:p>0,173288776324378</text:p>
          </table:table-cell>
          <table:table-cell office:value-type="float" office:value="26.572881458359" calcext:value-type="float">
            <text:p>26,572881458359</text:p>
          </table:table-cell>
          <table:table-cell office:value-type="float" office:value="3.98191787945462" calcext:value-type="float">
            <text:p>3,98191787945462</text:p>
          </table:table-cell>
          <table:table-cell office:value-type="float" office:value="1.27464532852173" calcext:value-type="float">
            <text:p>1,27464532852173</text:p>
          </table:table-cell>
          <table:table-cell office:value-type="float" office:value="0.412293672561646" calcext:value-type="float">
            <text:p>0,412293672561646</text:p>
          </table:table-cell>
          <table:table-cell office:value-type="float" office:value="32" calcext:value-type="float">
            <text:p>32</text:p>
          </table:table-cell>
          <table:table-cell table:formula="of:=[.G4]/[.B7]*1000" office:value-type="float" office:value="1.30732854207357" calcext:value-type="float">
            <text:p>1,30732854207357</text:p>
          </table:table-cell>
          <table:table-cell table:formula="of:=[.H4]/[.B7]*1000" office:value-type="float" office:value="0.422865305191432" calcext:value-type="float">
            <text:p>0,422865305191432</text:p>
          </table:table-cell>
          <table:table-cell office:value-type="string" calcext:value-type="string">
            <text:p>0.17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ainning</text:p>
          </table:table-cell>
          <table:table-cell office:value-type="float" office:value="442" calcext:value-type="float">
            <text:p>44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975" calcext:value-type="float">
            <text:p>975</text:p>
          </table:table-cell>
          <table:table-cell table:number-columns-repeated="62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ut6" table:style-name="ta6">
        <office:forms form:automatic-focus="false" form:apply-design-mode="false"/>
        <table:table-column table:style-name="co7" table:default-cell-style-name="Default"/>
        <table:table-column table:style-name="co4" table:number-columns-repeated="7" table:default-cell-style-name="Default"/>
        <table:table-column table:style-name="co5" table:number-columns-repeated="56" table:default-cell-style-name="Default"/>
        <table:table-row table:style-name="ro1">
          <table:table-cell/>
          <table:table-cell office:value-type="string" calcext:value-type="string">
            <text:p>Median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KNN Time</text:p>
          </table:table-cell>
          <table:table-cell office:value-type="string" calcext:value-type="string">
            <text:p>CI Time</text:p>
          </table:table-cell>
          <table:table-cell office:value-type="string" calcext:value-type="string">
            <text:p>N#C</text:p>
          </table:table-cell>
          <table:table-cell office:value-type="string" calcext:value-type="string">
            <text:p>Normalized KNN Time</text:p>
          </table:table-cell>
          <table:table-cell office:value-type="string" calcext:value-type="string">
            <text:p>Normalized CI Time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lain 1</text:p>
          </table:table-cell>
          <table:table-cell office:value-type="float" office:value="0.912463149940858" calcext:value-type="float">
            <text:p>0,912463149940858</text:p>
          </table:table-cell>
          <table:table-cell office:value-type="float" office:value="2.07842676494492" calcext:value-type="float">
            <text:p>2,07842676494492</text:p>
          </table:table-cell>
          <table:table-cell office:value-type="float" office:value="0.0379999999999967" calcext:value-type="float">
            <text:p>0,037999999999997</text:p>
          </table:table-cell>
          <table:table-cell office:value-type="float" office:value="78.7690279503309" calcext:value-type="float">
            <text:p>78,7690279503309</text:p>
          </table:table-cell>
          <table:table-cell office:value-type="float" office:value="3.53646637692593" calcext:value-type="float">
            <text:p>3,53646637692593</text:p>
          </table:table-cell>
          <table:table-cell office:value-type="float" office:value="874.427491188049" calcext:value-type="float">
            <text:p>874,4274911880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]/[.B7]*1000" office:value-type="float" office:value="120.827344367562" calcext:value-type="float">
            <text:p>120,827344367562</text:p>
          </table:table-cell>
          <table:table-cell table:formula="of:=[.H2]/[.B7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AS N=10 P=0</text:p>
          </table:table-cell>
          <table:table-cell office:value-type="float" office:value="0.920367317976901" calcext:value-type="float">
            <text:p>0,920367317976901</text:p>
          </table:table-cell>
          <table:table-cell office:value-type="float" office:value="2.03789118416873" calcext:value-type="float">
            <text:p>2,03789118416873</text:p>
          </table:table-cell>
          <table:table-cell office:value-type="float" office:value="0.0379999999999967" calcext:value-type="float">
            <text:p>0,037999999999997</text:p>
          </table:table-cell>
          <table:table-cell office:value-type="float" office:value="57.3677083872975" calcext:value-type="float">
            <text:p>57,3677083872975</text:p>
          </table:table-cell>
          <table:table-cell office:value-type="float" office:value="3.11946514180582" calcext:value-type="float">
            <text:p>3,11946514180582</text:p>
          </table:table-cell>
          <table:table-cell office:value-type="float" office:value="112.9427485466" calcext:value-type="float">
            <text:p>112,9427485466</text:p>
          </table:table-cell>
          <table:table-cell office:value-type="float" office:value="3.45949959754944" calcext:value-type="float">
            <text:p>3,45949959754944</text:p>
          </table:table-cell>
          <table:table-cell office:value-type="float" office:value="30" calcext:value-type="float">
            <text:p>30</text:p>
          </table:table-cell>
          <table:table-cell table:formula="of:=[.G3]/[.B7]*1000" office:value-type="float" office:value="15.6062938436645" calcext:value-type="float">
            <text:p>15,6062938436645</text:p>
          </table:table-cell>
          <table:table-cell table:formula="of:=[.H3]/[.B7]*1000" office:value-type="float" office:value="0.478029514653785" calcext:value-type="float">
            <text:p>0,478029514653785</text:p>
          </table:table-cell>
          <table:table-cell office:value-type="string" calcext:value-type="string">
            <text:p>0.749837636947631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0.918730101825339" calcext:value-type="float">
            <text:p>0,918730101825339</text:p>
          </table:table-cell>
          <table:table-cell office:value-type="float" office:value="2.09254958771014" calcext:value-type="float">
            <text:p>2,09254958771014</text:p>
          </table:table-cell>
          <table:table-cell office:value-type="float" office:value="0.0379999999999967" calcext:value-type="float">
            <text:p>0,037999999999997</text:p>
          </table:table-cell>
          <table:table-cell office:value-type="float" office:value="78.7690279503309" calcext:value-type="float">
            <text:p>78,7690279503309</text:p>
          </table:table-cell>
          <table:table-cell office:value-type="float" office:value="3.55463737635393" calcext:value-type="float">
            <text:p>3,55463737635393</text:p>
          </table:table-cell>
          <table:table-cell office:value-type="float" office:value="575.480501651764" calcext:value-type="float">
            <text:p>575,480501651764</text:p>
          </table:table-cell>
          <table:table-cell office:value-type="float" office:value="21.227607011795" calcext:value-type="float">
            <text:p>21,227607011795</text:p>
          </table:table-cell>
          <table:table-cell office:value-type="float" office:value="2" calcext:value-type="float">
            <text:p>2</text:p>
          </table:table-cell>
          <table:table-cell table:formula="of:=[.G4]/[.B7]*1000" office:value-type="float" office:value="79.5192070819074" calcext:value-type="float">
            <text:p>79,5192070819074</text:p>
          </table:table-cell>
          <table:table-cell table:formula="of:=[.H4]/[.B7]*1000" office:value-type="float" office:value="2.93320533533163" calcext:value-type="float">
            <text:p>2,93320533533163</text:p>
          </table:table-cell>
          <table:table-cell office:value-type="string" calcext:value-type="string">
            <text:p>0.74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ainning</text:p>
          </table:table-cell>
          <table:table-cell office:value-type="float" office:value="3107" calcext:value-type="float">
            <text:p>310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7237" calcext:value-type="float">
            <text:p>7237</text:p>
          </table:table-cell>
          <table:table-cell table:number-columns-repeated="62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uts1" table:style-name="ta7">
        <office:forms form:automatic-focus="false" form:apply-design-mode="false"/>
        <table:table-column table:style-name="co1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8" table:number-columns-repeated="2" table:default-cell-style-name="Default"/>
        <table:table-column table:style-name="co5" table:number-columns-repeated="53" table:default-cell-style-name="Default"/>
        <table:table-row table:style-name="ro1">
          <table:table-cell/>
          <table:table-cell office:value-type="string" calcext:value-type="string">
            <text:p>Median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KNN Time</text:p>
          </table:table-cell>
          <table:table-cell office:value-type="string" calcext:value-type="string">
            <text:p>CI Time</text:p>
          </table:table-cell>
          <table:table-cell office:value-type="string" calcext:value-type="string">
            <text:p>N#C</text:p>
          </table:table-cell>
          <table:table-cell office:value-type="string" calcext:value-type="string">
            <text:p>Normalized KNN Time</text:p>
          </table:table-cell>
          <table:table-cell office:value-type="string" calcext:value-type="string">
            <text:p>Normalized CI Time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lain 24</text:p>
          </table:table-cell>
          <table:table-cell office:value-type="float" office:value="6.52000047455273" calcext:value-type="float">
            <text:p>6,52000047455273</text:p>
          </table:table-cell>
          <table:table-cell office:value-type="float" office:value="7.51147044212581" calcext:value-type="float">
            <text:p>7,51147044212581</text:p>
          </table:table-cell>
          <table:table-cell office:value-type="float" office:value="0.203319019956007" calcext:value-type="float">
            <text:p>0,203319019956007</text:p>
          </table:table-cell>
          <table:table-cell office:value-type="float" office:value="41.836889026238" calcext:value-type="float">
            <text:p>41,836889026238</text:p>
          </table:table-cell>
          <table:table-cell office:value-type="float" office:value="6.10391591375446" calcext:value-type="float">
            <text:p>6,10391591375446</text:p>
          </table:table-cell>
          <table:table-cell office:value-type="float" office:value="135.761627912521" calcext:value-type="float">
            <text:p>135,7616279125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]/[.B7]" office:value-type="float" office:value="0.349901102867322" calcext:value-type="float">
            <text:p>0,349901102867322</text:p>
          </table:table-cell>
          <table:table-cell table:formula="of:=[.H2]/[.B7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AS N=10 P=0</text:p>
          </table:table-cell>
          <table:table-cell office:value-type="float" office:value="6.266720483141" calcext:value-type="float">
            <text:p>6,266720483141</text:p>
          </table:table-cell>
          <table:table-cell office:value-type="float" office:value="7.14120730832875" calcext:value-type="float">
            <text:p>7,14120730832875</text:p>
          </table:table-cell>
          <table:table-cell office:value-type="float" office:value="0.203319019956007" calcext:value-type="float">
            <text:p>0,203319019956007</text:p>
          </table:table-cell>
          <table:table-cell office:value-type="float" office:value="40.6753135852645" calcext:value-type="float">
            <text:p>40,6753135852645</text:p>
          </table:table-cell>
          <table:table-cell office:value-type="float" office:value="5.30156609632837" calcext:value-type="float">
            <text:p>5,30156609632837</text:p>
          </table:table-cell>
          <table:table-cell office:value-type="float" office:value="20.3531985282898" calcext:value-type="float">
            <text:p>20,3531985282898</text:p>
          </table:table-cell>
          <table:table-cell office:value-type="float" office:value="0.234976768493652" calcext:value-type="float">
            <text:p>0,234976768493652</text:p>
          </table:table-cell>
          <table:table-cell office:value-type="float" office:value="30" calcext:value-type="float">
            <text:p>30</text:p>
          </table:table-cell>
          <table:table-cell table:formula="of:=[.G3]/[.B7]" office:value-type="float" office:value="0.0524566972378603" calcext:value-type="float">
            <text:p>0,05245669723786</text:p>
          </table:table-cell>
          <table:table-cell table:formula="of:=[.H3]/[.B7]" office:value-type="float" office:value="0.000605610228076423" calcext:value-type="float">
            <text:p>0,000605610228076</text:p>
          </table:table-cell>
          <table:table-cell table:style-name="ce8" office:value-type="float" office:value="2.2617130279541" calcext:value-type="float">
            <text:p>2,261713027954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6.50075072864137" calcext:value-type="float">
            <text:p>6,50075072864137</text:p>
          </table:table-cell>
          <table:table-cell office:value-type="float" office:value="7.41018524068703" calcext:value-type="float">
            <text:p>7,41018524068703</text:p>
          </table:table-cell>
          <table:table-cell office:value-type="float" office:value="0.203319019956007" calcext:value-type="float">
            <text:p>0,203319019956007</text:p>
          </table:table-cell>
          <table:table-cell office:value-type="float" office:value="41.836889026238" calcext:value-type="float">
            <text:p>41,836889026238</text:p>
          </table:table-cell>
          <table:table-cell office:value-type="float" office:value="5.91582610560202" calcext:value-type="float">
            <text:p>5,91582610560202</text:p>
          </table:table-cell>
          <table:table-cell office:value-type="float" office:value="7.70973062515259" calcext:value-type="float">
            <text:p>7,70973062515259</text:p>
          </table:table-cell>
          <table:table-cell office:value-type="float" office:value="0.202450752258301" calcext:value-type="float">
            <text:p>0,202450752258301</text:p>
          </table:table-cell>
          <table:table-cell office:value-type="float" office:value="30" calcext:value-type="float">
            <text:p>30</text:p>
          </table:table-cell>
          <table:table-cell table:formula="of:=[.G4]/[.B7]" office:value-type="float" office:value="0.0198704397555479" calcext:value-type="float">
            <text:p>0,019870439755548</text:p>
          </table:table-cell>
          <table:table-cell table:formula="of:=[.H4]/[.B7]" office:value-type="float" office:value="0.000521780289325518" calcext:value-type="float">
            <text:p>0,000521780289326</text:p>
          </table:table-cell>
          <table:table-cell office:value-type="string" calcext:value-type="string">
            <text:p>3.75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ainning</text:p>
          </table:table-cell>
          <table:table-cell office:value-type="float" office:value="9108" calcext:value-type="float">
            <text:p>910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388" calcext:value-type="float">
            <text:p>388</text:p>
          </table:table-cell>
          <table:table-cell table:number-columns-repeated="62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si" table:style-name="ta8">
        <office:forms form:automatic-focus="false" form:apply-design-mode="false"/>
        <table:table-column table:style-name="co7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number-columns-repeated="2" table:default-cell-style-name="Default"/>
        <table:table-column table:style-name="co5" table:number-columns-repeated="53" table:default-cell-style-name="Default"/>
        <table:table-row table:style-name="ro1">
          <table:table-cell/>
          <table:table-cell office:value-type="string" calcext:value-type="string">
            <text:p>Median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KNN Time</text:p>
          </table:table-cell>
          <table:table-cell office:value-type="string" calcext:value-type="string">
            <text:p>CI Time</text:p>
          </table:table-cell>
          <table:table-cell office:value-type="string" calcext:value-type="string">
            <text:p>N#C</text:p>
          </table:table-cell>
          <table:table-cell office:value-type="string" calcext:value-type="string">
            <text:p>Normalized KNN Time</text:p>
          </table:table-cell>
          <table:table-cell office:value-type="string" calcext:value-type="string">
            <text:p>Normalized CI Time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lain 30</text:p>
          </table:table-cell>
          <table:table-cell office:value-type="float" office:value="3.7607928041329" calcext:value-type="float">
            <text:p>3,7607928041329</text:p>
          </table:table-cell>
          <table:table-cell office:value-type="float" office:value="4.09651431999638" calcext:value-type="float">
            <text:p>4,09651431999638</text:p>
          </table:table-cell>
          <table:table-cell office:value-type="float" office:value="0.184047115880755" calcext:value-type="float">
            <text:p>0,184047115880755</text:p>
          </table:table-cell>
          <table:table-cell office:value-type="float" office:value="12.1067106411554" calcext:value-type="float">
            <text:p>12,1067106411554</text:p>
          </table:table-cell>
          <table:table-cell office:value-type="float" office:value="2.25047239777771" calcext:value-type="float">
            <text:p>2,25047239777771</text:p>
          </table:table-cell>
          <table:table-cell office:value-type="float" office:value="34.3849291801453" calcext:value-type="float">
            <text:p>34,38492918014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]/[.B7]*1000" office:value-type="float" office:value="98.8072677590382" calcext:value-type="float">
            <text:p>98,8072677590382</text:p>
          </table:table-cell>
          <table:table-cell table:formula="of:=[.H2]/[.B7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AS N=10 P=3</text:p>
          </table:table-cell>
          <table:table-cell office:value-type="float" office:value="3.72355456763953" calcext:value-type="float">
            <text:p>3,72355456763953</text:p>
          </table:table-cell>
          <table:table-cell office:value-type="float" office:value="4.04587065718339" calcext:value-type="float">
            <text:p>4,04587065718339</text:p>
          </table:table-cell>
          <table:table-cell office:value-type="float" office:value="0.184047115880755" calcext:value-type="float">
            <text:p>0,184047115880755</text:p>
          </table:table-cell>
          <table:table-cell office:value-type="float" office:value="13.1669412896698" calcext:value-type="float">
            <text:p>13,1669412896698</text:p>
          </table:table-cell>
          <table:table-cell office:value-type="float" office:value="2.20592879726184" calcext:value-type="float">
            <text:p>2,20592879726184</text:p>
          </table:table-cell>
          <table:table-cell office:value-type="float" office:value="1.83702731132507" calcext:value-type="float">
            <text:p>1,83702731132507</text:p>
          </table:table-cell>
          <table:table-cell office:value-type="float" office:value="0.0488767623901367" calcext:value-type="float">
            <text:p>0,048876762390137</text:p>
          </table:table-cell>
          <table:table-cell office:value-type="float" office:value="13" calcext:value-type="float">
            <text:p>13</text:p>
          </table:table-cell>
          <table:table-cell table:formula="of:=[.G3]/[.B7]*1000" office:value-type="float" office:value="5.27881411300308" calcext:value-type="float">
            <text:p>5,27881411300308</text:p>
          </table:table-cell>
          <table:table-cell table:formula="of:=[.H3]/[.B7]*1000" office:value-type="float" office:value="0.140450466638324" calcext:value-type="float">
            <text:p>0,140450466638324</text:p>
          </table:table-cell>
          <table:table-cell office:value-type="float" office:value="0.0976088047027588" calcext:value-type="float">
            <text:p>0,09760880470275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3.84286311919048" calcext:value-type="float">
            <text:p>3,84286311919048</text:p>
          </table:table-cell>
          <table:table-cell office:value-type="float" office:value="4.24740838508797" calcext:value-type="float">
            <text:p>4,24740838508797</text:p>
          </table:table-cell>
          <table:table-cell office:value-type="float" office:value="0.184047115880755" calcext:value-type="float">
            <text:p>0,184047115880755</text:p>
          </table:table-cell>
          <table:table-cell office:value-type="float" office:value="20.2977914434695" calcext:value-type="float">
            <text:p>20,2977914434695</text:p>
          </table:table-cell>
          <table:table-cell office:value-type="float" office:value="2.56512754901153" calcext:value-type="float">
            <text:p>2,56512754901153</text:p>
          </table:table-cell>
          <table:table-cell office:value-type="float" office:value="3.98432064056396" calcext:value-type="float">
            <text:p>3,98432064056396</text:p>
          </table:table-cell>
          <table:table-cell office:value-type="float" office:value="0.173179149627686" calcext:value-type="float">
            <text:p>0,173179149627686</text:p>
          </table:table-cell>
          <table:table-cell office:value-type="float" office:value="2" calcext:value-type="float">
            <text:p>2</text:p>
          </table:table-cell>
          <table:table-cell table:formula="of:=[.G4]/[.B7]*1000" office:value-type="float" office:value="11.4491972429999" calcext:value-type="float">
            <text:p>11,4491972429999</text:p>
          </table:table-cell>
          <table:table-cell table:formula="of:=[.H4]/[.B7]*1000" office:value-type="float" office:value="0.497641234562316" calcext:value-type="float">
            <text:p>0,497641234562316</text:p>
          </table:table-cell>
          <table:table-cell office:value-type="string" calcext:value-type="string">
            <text:p>0.54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ainning</text:p>
          </table:table-cell>
          <table:table-cell office:value-type="float" office:value="1369" calcext:value-type="float">
            <text:p>136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348" calcext:value-type="float">
            <text:p>348</text:p>
          </table:table-cell>
          <table:table-cell table:number-columns-repeated="62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an1" table:style-name="ta9">
        <office:forms form:automatic-focus="false" form:apply-design-mode="false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53" table:default-cell-style-name="Default"/>
        <table:table-row table:style-name="ro1">
          <table:table-cell/>
          <table:table-cell office:value-type="string" calcext:value-type="string">
            <text:p>Median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KNN Time</text:p>
          </table:table-cell>
          <table:table-cell office:value-type="string" calcext:value-type="string">
            <text:p>CI Time</text:p>
          </table:table-cell>
          <table:table-cell office:value-type="string" calcext:value-type="string">
            <text:p>N#C</text:p>
          </table:table-cell>
          <table:table-cell office:value-type="string" calcext:value-type="string">
            <text:p>Normalized KNN Time</text:p>
          </table:table-cell>
          <table:table-cell office:value-type="string" calcext:value-type="string">
            <text:p>Normalized CI Time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lain 14</text:p>
          </table:table-cell>
          <table:table-cell office:value-type="float" office:value="2.00518358872443" calcext:value-type="float">
            <text:p>2,00518358872443</text:p>
          </table:table-cell>
          <table:table-cell office:value-type="float" office:value="2.25214039183654" calcext:value-type="float">
            <text:p>2,25214039183654</text:p>
          </table:table-cell>
          <table:table-cell office:value-type="float" office:value="0.0245780721915504" calcext:value-type="float">
            <text:p>0,02457807219155</text:p>
          </table:table-cell>
          <table:table-cell office:value-type="float" office:value="8.39213650401617" calcext:value-type="float">
            <text:p>8,39213650401617</text:p>
          </table:table-cell>
          <table:table-cell office:value-type="float" office:value="1.46608008779388" calcext:value-type="float">
            <text:p>1,46608008779388</text:p>
          </table:table-cell>
          <table:table-cell office:value-type="float" office:value="60.1920320987701" calcext:value-type="float">
            <text:p>60,19203209877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]/[.B7]*1000" office:value-type="float" office:value="130.852243692978" calcext:value-type="float">
            <text:p>130,852243692978</text:p>
          </table:table-cell>
          <table:table-cell table:formula="of:=[.H2]/[.B7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AS N=6 P=2</text:p>
          </table:table-cell>
          <table:table-cell office:value-type="float" office:value="2.00929711979012" calcext:value-type="float">
            <text:p>2,00929711979012</text:p>
          </table:table-cell>
          <table:table-cell office:value-type="float" office:value="2.23801423990661" calcext:value-type="float">
            <text:p>2,23801423990661</text:p>
          </table:table-cell>
          <table:table-cell office:value-type="float" office:value="0.0245780721915504" calcext:value-type="float">
            <text:p>0,02457807219155</text:p>
          </table:table-cell>
          <table:table-cell office:value-type="float" office:value="8.39213650401617" calcext:value-type="float">
            <text:p>8,39213650401617</text:p>
          </table:table-cell>
          <table:table-cell office:value-type="float" office:value="1.45987333170666" calcext:value-type="float">
            <text:p>1,45987333170666</text:p>
          </table:table-cell>
          <table:table-cell office:value-type="float" office:value="35.0446970462799" calcext:value-type="float">
            <text:p>35,0446970462799</text:p>
          </table:table-cell>
          <table:table-cell office:value-type="float" office:value="0.247473478317261" calcext:value-type="float">
            <text:p>0,247473478317261</text:p>
          </table:table-cell>
          <table:table-cell office:value-type="float" office:value="6" calcext:value-type="float">
            <text:p>6</text:p>
          </table:table-cell>
          <table:table-cell table:formula="of:=[.G3]/[.B7]*1000" office:value-type="float" office:value="76.184124013652" calcext:value-type="float">
            <text:p>76,184124013652</text:p>
          </table:table-cell>
          <table:table-cell table:formula="of:=[.H3]/[.B7]*1000" office:value-type="float" office:value="0.537985822428828" calcext:value-type="float">
            <text:p>0,537985822428828</text:p>
          </table:table-cell>
          <table:table-cell table:style-name="ce8" office:value-type="float" office:value="0.266361474990845" calcext:value-type="float">
            <text:p>0,26636147499084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1.96855419931919" calcext:value-type="float">
            <text:p>1,96855419931919</text:p>
          </table:table-cell>
          <table:table-cell office:value-type="float" office:value="2.24075183769844" calcext:value-type="float">
            <text:p>2,24075183769844</text:p>
          </table:table-cell>
          <table:table-cell office:value-type="float" office:value="0.0245780721915504" calcext:value-type="float">
            <text:p>0,02457807219155</text:p>
          </table:table-cell>
          <table:table-cell office:value-type="float" office:value="8.39213650401617" calcext:value-type="float">
            <text:p>8,39213650401617</text:p>
          </table:table-cell>
          <table:table-cell office:value-type="float" office:value="1.47655768800999" calcext:value-type="float">
            <text:p>1,47655768800999</text:p>
          </table:table-cell>
          <table:table-cell office:value-type="float" office:value="20.0623052120209" calcext:value-type="float">
            <text:p>20,0623052120209</text:p>
          </table:table-cell>
          <table:table-cell office:value-type="float" office:value="0.183705568313599" calcext:value-type="float">
            <text:p>0,183705568313599</text:p>
          </table:table-cell>
          <table:table-cell office:value-type="float" office:value="3" calcext:value-type="float">
            <text:p>3</text:p>
          </table:table-cell>
          <table:table-cell table:formula="of:=[.G4]/[.B7]*1000" office:value-type="float" office:value="43.6137069826541" calcext:value-type="float">
            <text:p>43,6137069826541</text:p>
          </table:table-cell>
          <table:table-cell table:formula="of:=[.H4]/[.B7]*1000" office:value-type="float" office:value="0.39935993111652" calcext:value-type="float">
            <text:p>0,39935993111652</text:p>
          </table:table-cell>
          <table:table-cell office:value-type="string" calcext:value-type="string">
            <text:p><text:s/>2.65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ainning</text:p>
          </table:table-cell>
          <table:table-cell office:value-type="float" office:value="14300" calcext:value-type="float">
            <text:p>143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460" calcext:value-type="float">
            <text:p>460</text:p>
          </table:table-cell>
          <table:table-cell table:number-columns-repeated="62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int1" table:style-name="ta10">
        <office:forms form:automatic-focus="false" form:apply-design-mode="false"/>
        <table:table-column table:style-name="co10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12" table:default-cell-style-name="Default"/>
        <table:table-column table:style-name="co5" table:number-columns-repeated="53" table:default-cell-style-name="Default"/>
        <table:table-row table:style-name="ro1">
          <table:table-cell/>
          <table:table-cell office:value-type="string" calcext:value-type="string">
            <text:p>Median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KNN Time</text:p>
          </table:table-cell>
          <table:table-cell office:value-type="string" calcext:value-type="string">
            <text:p>CI Time</text:p>
          </table:table-cell>
          <table:table-cell office:value-type="string" calcext:value-type="string">
            <text:p>N#C</text:p>
          </table:table-cell>
          <table:table-cell office:value-type="string" calcext:value-type="string">
            <text:p>Normalized KNN Time</text:p>
          </table:table-cell>
          <table:table-cell office:value-type="string" calcext:value-type="string">
            <text:p>Normalized CI Time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lain 12</text:p>
          </table:table-cell>
          <table:table-cell office:value-type="float" office:value="2.22383562793125" calcext:value-type="float">
            <text:p>2,22383562793125</text:p>
          </table:table-cell>
          <table:table-cell office:value-type="float" office:value="2.50133232504732" calcext:value-type="float">
            <text:p>2,50133232504732</text:p>
          </table:table-cell>
          <table:table-cell office:value-type="float" office:value="0" calcext:value-type="float">
            <text:p>0</text:p>
          </table:table-cell>
          <table:table-cell office:value-type="float" office:value="9.13278911904354" calcext:value-type="float">
            <text:p>9,13278911904354</text:p>
          </table:table-cell>
          <table:table-cell office:value-type="float" office:value="1.82120901440248" calcext:value-type="float">
            <text:p>1,82120901440248</text:p>
          </table:table-cell>
          <table:table-cell office:value-type="float" office:value="29.7285137176514" calcext:value-type="float">
            <text:p>29,72851371765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]/[.B7]*1000" office:value-type="float" office:value="36.7018687872239" calcext:value-type="float">
            <text:p>36,7018687872239</text:p>
          </table:table-cell>
          <table:table-cell table:formula="of:=[.H2]/[.B7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AS N=4 P=1</text:p>
          </table:table-cell>
          <table:table-cell office:value-type="float" office:value="2.08108337720235" calcext:value-type="float">
            <text:p>2,08108337720235</text:p>
          </table:table-cell>
          <table:table-cell office:value-type="float" office:value="2.47980633004949" calcext:value-type="float">
            <text:p>2,47980633004949</text:p>
          </table:table-cell>
          <table:table-cell office:value-type="float" office:value="0" calcext:value-type="float">
            <text:p>0</text:p>
          </table:table-cell>
          <table:table-cell office:value-type="float" office:value="9.13278911904354" calcext:value-type="float">
            <text:p>9,13278911904354</text:p>
          </table:table-cell>
          <table:table-cell office:value-type="float" office:value="1.83011725309891" calcext:value-type="float">
            <text:p>1,83011725309891</text:p>
          </table:table-cell>
          <table:table-cell office:value-type="float" office:value="14.8703553676605" calcext:value-type="float">
            <text:p>14,8703553676605</text:p>
          </table:table-cell>
          <table:table-cell office:value-type="float" office:value="0.127351760864258" calcext:value-type="float">
            <text:p>0,127351760864258</text:p>
          </table:table-cell>
          <table:table-cell office:value-type="float" office:value="5" calcext:value-type="float">
            <text:p>5</text:p>
          </table:table-cell>
          <table:table-cell table:formula="of:=[.G3]/[.B7]*1000" office:value-type="float" office:value="18.3584634168648" calcext:value-type="float">
            <text:p>18,3584634168648</text:p>
          </table:table-cell>
          <table:table-cell table:formula="of:=[.H3]/[.B7]*1000" office:value-type="float" office:value="0.157224396128714" calcext:value-type="float">
            <text:p>0,157224396128714</text:p>
          </table:table-cell>
          <table:table-cell table:style-name="ce8" office:value-type="float" office:value="0.0815153121948242" calcext:value-type="float">
            <text:p>0,08151531219482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1.99771988704485" calcext:value-type="float">
            <text:p>1,99771988704485</text:p>
          </table:table-cell>
          <table:table-cell office:value-type="float" office:value="2.44754376362052" calcext:value-type="float">
            <text:p>2,44754376362052</text:p>
          </table:table-cell>
          <table:table-cell office:value-type="float" office:value="0" calcext:value-type="float">
            <text:p>0</text:p>
          </table:table-cell>
          <table:table-cell office:value-type="float" office:value="12.6807256049787" calcext:value-type="float">
            <text:p>12,6807256049787</text:p>
          </table:table-cell>
          <table:table-cell office:value-type="float" office:value="1.81991370145992" calcext:value-type="float">
            <text:p>1,81991370145992</text:p>
          </table:table-cell>
          <table:table-cell office:value-type="float" office:value="1.7101263999939" calcext:value-type="float">
            <text:p>1,7101263999939</text:p>
          </table:table-cell>
          <table:table-cell office:value-type="float" office:value="0.226929664611816" calcext:value-type="float">
            <text:p>0,226929664611816</text:p>
          </table:table-cell>
          <table:table-cell office:value-type="float" office:value="31" calcext:value-type="float">
            <text:p>31</text:p>
          </table:table-cell>
          <table:table-cell table:formula="of:=[.G4]/[.B7]*1000" office:value-type="float" office:value="2.1112671604863" calcext:value-type="float">
            <text:p>2,1112671604863</text:p>
          </table:table-cell>
          <table:table-cell table:formula="of:=[.H4]/[.B7]*1000" office:value-type="float" office:value="0.280160079767674" calcext:value-type="float">
            <text:p>0,280160079767674</text:p>
          </table:table-cell>
          <table:table-cell office:value-type="string" calcext:value-type="string">
            <text:p>4.49</text:p>
          </table:table-cell>
          <table:table-cell table:number-columns-repeated="52"/>
        </table:table-row>
        <table:table-row table:style-name="ro1">
          <table:table-cell table:number-columns-repeated="8"/>
          <table:table-cell table:style-name="ce3"/>
          <table:table-cell table:number-columns-repeated="55"/>
        </table:table-row>
        <table:table-row table:style-name="ro1">
          <table:table-cell office:value-type="string" calcext:value-type="string">
            <text:p>Trainning</text:p>
          </table:table-cell>
          <table:table-cell office:value-type="float" office:value="4973" calcext:value-type="float">
            <text:p>497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810" calcext:value-type="float">
            <text:p>810</text:p>
          </table:table-cell>
          <table:table-cell table:number-columns-repeated="62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8">00-00-0000</text:date>, <text:time style:data-style-name="N2" text:time-value="12:24:34.3947281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ah1" style:display-name="PageStyle_sah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ji" style:display-name="PageStyle_uj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ut6" style:display-name="PageStyle_tut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ts1" style:display-name="PageStyle_uts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b1" style:display-name="PageStyle_lib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b2" style:display-name="PageStyle_lib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ut5" style:display-name="PageStyle_tut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int1" style:display-name="PageStyle_min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si" style:display-name="PageStyle_ds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n1" style:display-name="PageStyle_man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oisés Ramires</meta:initial-creator>
    <meta:creation-date>2022-05-24T08:42:55</meta:creation-date>
    <dc:date>2022-07-08T12:47:50.906295532</dc:date>
    <meta:generator>LibreOffice/6.4.7.2$Linux_X86_64 LibreOffice_project/40$Build-2</meta:generator>
    <meta:editing-duration>PT1H24M2S</meta:editing-duration>
    <meta:editing-cycles>12</meta:editing-cycles>
    <meta:document-statistic meta:table-count="10" meta:cell-count="49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